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1.298cm" style:use-optimal-column-width="false"/>
    </style:style>
    <style:style style:name="co2" style:family="table-column">
      <style:table-column-properties style:column-width="63.979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F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F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5.276cm" svg:height="76.363cm" svg:x="0cm" svg:y="0cm">
          <table:table table:template-name="black-gray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جب مصطفی ملے تو خدا کا پتا ملا<text:line-break/>پھر ساری کائنات کا پردہ اُٹھا ملا</text:p>
              </table:table-cell>
              <table:table-cell>
                <text:p text:style-name="P1">نازاں ہیں ہم کہ ہم کو درِ مرتضیٰ ملا<text:line-break/>یہ در ہمیں ملا تو درِ مرتضیٰ ملا</text:p>
              </table:table-cell>
            </table:table-row>
            <table:table-row table:style-name="ro1" table:default-cell-style-name="ce1">
              <table:table-cell>
                <text:p text:style-name="P1">چھیڑا جہاں علیؑ کی ولایت کا تذکرہ<text:line-break/>مرجھا گیا کوئی، کوئی چہرہ کھلا ملا</text:p>
              </table:table-cell>
              <table:table-cell>
                <text:p text:style-name="P1">عالَم تمام بول رہا تھا علیؑ علیؑ<text:line-break/>میں بھی صدائیں دیتا ہوا اُن سے جا ملا</text:p>
              </table:table-cell>
            </table:table-row>
            <table:table-row table:style-name="ro1" table:default-cell-style-name="ce1">
              <table:table-cell>
                <text:p text:style-name="P1">لاکھوں ہزاروں سال کے سجدے ہَوا ہُوئے<text:line-break/>ابلیس کو بتاؤ تو سجدوں سے کیا ملا</text:p>
              </table:table-cell>
              <table:table-cell>
                <text:p text:style-name="P1">سجدہ فروعِ دین ہے، شبیرؑ اصلِ دین<text:line-break/>شبیرؑ مل گئے جسے اس کو خدا ملا</text:p>
              </table:table-cell>
            </table:table-row>
            <table:table-row table:style-name="ro1" table:default-cell-style-name="ce1">
              <table:table-cell>
                <text:p text:style-name="P1">ہمت ہے شرط، ایک قدم کا ہے فاصلہ<text:line-break/>جنت سے کربلا کا ہے رستہ ملا ملا</text:p>
              </table:table-cell>
              <table:table-cell>
                <text:p text:style-name="P1">دنیا کی چاہ میں ہوئی دنیا بھی اس کی غیر<text:line-break/>حیدرؑ کی دشمنی میں بھلا اس کو کیا ملا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35.28cm" fo:page-height="76.3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2T16:59:22.273122900</meta:creation-date>
    <dc:date>2026-01-22T17:01:03.286936200</dc:date>
    <meta:editing-duration>PT1M41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